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getBeanProvid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CreatingFactory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viderCreating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BeanProvider.TargetBeanProvider( BeanFactory beanFactory , String target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viderCreatingFactoryBea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viderCreatingFactoryBean.setTargetBeanName( String target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